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1. PROCEDURE (Does NOT return a value)</text:p>
      <text:p text:style-name="P2">Basic Structure</text:p>
      <text:p text:style-name="Normal">PROCEDURE ProcedureName(parameter1, parameter2)<text:line-break/>DECLARE localVariable AS DATATYPE</text:p>
      <text:p text:style-name="Normal">// processing code goes here <text:s/></text:p>
      <text:p text:style-name="Normal">END PROCEDURE</text:p>
      <text:p text:style-name="Normal"><draw:custom-shape svg:x="0in" svg:y="0in" svg:width="45.51042in" svg:height="0.00139in" draw:z-index="0" draw:id="id0" draw:style-name="a0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3">Example – Procedure With No Parameters</text:p>
      <text:p text:style-name="Normal">PROCEDURE DisplayWelcome<text:line-break/>OUTPUT "Welcome to the system"<text:line-break/>END PROCEDURE</text:p>
      <text:p text:style-name="Normal">Call it like this:</text:p>
      <text:p text:style-name="Normal">CALL DisplayWelcome</text:p>
      <text:p text:style-name="Normal"><draw:custom-shape svg:x="0in" svg:y="0in" svg:width="45.51042in" svg:height="0.00139in" draw:z-index="0" draw:id="id1" draw:style-name="a1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P4">Example – Procedure With Parameters</text:p>
      <text:p text:style-name="Normal">PROCEDURE DisplayCar(carName)<text:line-break/>OUTPUT "Car selected: " + carName<text:line-break/>END PROCEDURE</text:p>
      <text:p text:style-name="Normal">Call it:</text:p>
      <text:p text:style-name="Normal">CALL DisplayCar("Alfa Romeo")</text:p>
      <text:p text:style-name="Normal"><draw:custom-shape svg:x="0in" svg:y="0in" svg:width="45.51042in" svg:height="0.00139in" draw:z-index="0" draw:id="id2" draw:style-name="a2" draw:name="Horizontal Line 57" text:anchor-type="as-char"><svg:title/><svg:desc/><draw:enhanced-geometry draw:type="non-primitive" svg:viewBox="0 0 21600 21600" draw:enhanced-path="M 0 0 L 21600 0 21600 21600 0 21600 Z N"/></draw:custom-shape></text:p>
      <text:p text:style-name="P5">Example – Procedure That Changes a Global Variable</text:p>
      <text:p text:style-name="Normal">DECLARE total AS INTEGER</text:p>
      <text:p text:style-name="Normal">PROCEDURE AddToTotal(amount)<text:line-break/>total ← total + amount<text:line-break/>END PROCEDURE</text:p>
      <text:p text:style-name="Normal">Call it:</text:p>
      <text:p text:style-name="Normal">CALL AddToTotal(50)</text:p>
      <text:p text:style-name="Normal"><draw:custom-shape svg:x="0in" svg:y="0in" svg:width="45.51042in" svg:height="0.00139in" draw:z-index="0" draw:id="id3" draw:style-name="a3" draw:name="Horizontal Line 58" text:anchor-type="as-char"><svg:title/><svg:desc/><draw:enhanced-geometry draw:type="non-primitive" svg:viewBox="0 0 21600 21600" draw:enhanced-path="M 0 0 L 21600 0 21600 21600 0 21600 Z N"/></draw:custom-shape></text:p>
      <text:p text:style-name="P6">2. FUNCTION (Returns a Value)</text:p>
      <text:soft-page-break/>
      <text:p text:style-name="P7">Basic Structure</text:p>
      <text:p text:style-name="Normal">FUNCTION FunctionName(parameter1, parameter2) RETURNS DATATYPE<text:line-break/>DECLARE localVariable AS DATATYPE</text:p>
      <text:p text:style-name="Normal">// processing code <text:s/><text:line-break/><text:line-break/>RETURN value <text:s/></text:p>
      <text:p text:style-name="Normal">END FUNCTION</text:p>
      <text:p text:style-name="Normal"><draw:custom-shape svg:x="0in" svg:y="0in" svg:width="45.51042in" svg:height="0.00139in" draw:z-index="0" draw:id="id4" draw:style-name="a4" draw:name="Horizontal Line 59" text:anchor-type="as-char"><svg:title/><svg:desc/><draw:enhanced-geometry draw:type="non-primitive" svg:viewBox="0 0 21600 21600" draw:enhanced-path="M 0 0 L 21600 0 21600 21600 0 21600 Z N"/></draw:custom-shape></text:p>
      <text:p text:style-name="P8">Example – Simple Function</text:p>
      <text:p text:style-name="Normal">FUNCTION AddNumbers(num1, num2) RETURNS INTEGER<text:line-break/>RETURN num1 + num2<text:line-break/>END FUNCTION</text:p>
      <text:p text:style-name="Normal">Use it:</text:p>
      <text:p text:style-name="Normal">result ← AddNumbers(4, 6)<text:line-break/>OUTPUT result</text:p>
      <text:p text:style-name="Normal"><draw:custom-shape svg:x="0in" svg:y="0in" svg:width="45.51042in" svg:height="0.00139in" draw:z-index="0" draw:id="id5" draw:style-name="a5" draw:name="Horizontal Line 60" text:anchor-type="as-char"><svg:title/><svg:desc/><draw:enhanced-geometry draw:type="non-primitive" svg:viewBox="0 0 21600 21600" draw:enhanced-path="M 0 0 L 21600 0 21600 21600 0 21600 Z N"/></draw:custom-shape></text:p>
      <text:p text:style-name="P9">Example – Function With IF Statement</text:p>
      <text:p text:style-name="Normal">FUNCTION CheckAge(age) RETURNS STRING<text:line-break/>IF age &gt;= 17 THEN<text:line-break/>RETURN "Allowed to drive"<text:line-break/>ELSE<text:line-break/>RETURN "Too young"<text:line-break/>END IF<text:line-break/>END FUNCTION</text:p>
      <text:p text:style-name="Normal">Use it:</text:p>
      <text:p text:style-name="Normal">status ← CheckAge(18)<text:line-break/>OUTPUT status</text:p>
      <text:p text:style-name="Normal"><draw:custom-shape svg:x="0in" svg:y="0in" svg:width="45.51042in" svg:height="0.00139in" draw:z-index="0" draw:id="id6" draw:style-name="a6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P10">3. Full Program Using Subroutines</text:p>
      <text:p text:style-name="Normal">BEGIN</text:p>
      <text:p text:style-name="Normal">DECLARE name AS STRING <text:s/><text:line-break/>DECLARE age AS INTEGER <text:s/><text:line-break/>DECLARE message AS STRING <text:s/><text:line-break/><text:soft-page-break/><text:line-break/>CALL InputData <text:s/><text:line-break/>message ← CheckAge(age) <text:s/><text:line-break/>CALL OutputMessage(message) <text:s/></text:p>
      <text:p text:style-name="Normal">END</text:p>
      <text:p text:style-name="Normal">PROCEDURE InputData<text:line-break/>OUTPUT "Enter name:"<text:line-break/>INPUT name<text:line-break/>OUTPUT "Enter age:"<text:line-break/>INPUT age<text:line-break/>END PROCEDURE</text:p>
      <text:p text:style-name="Normal">FUNCTION CheckAge(age) RETURNS STRING<text:line-break/>IF age &gt;= 17 THEN<text:line-break/>RETURN "Can drive"<text:line-break/>ELSE<text:line-break/>RETURN "Cannot drive"<text:line-break/>END IF<text:line-break/>END FUNCTION</text:p>
      <text:p text:style-name="Normal">PROCEDURE OutputMessage(text)<text:line-break/>OUTPUT text<text:line-break/>END PROCEDURE</text:p>
      <text:p text:style-name="Normal"><draw:custom-shape svg:x="0in" svg:y="0in" svg:width="45.51042in" svg:height="0.00139in" draw:z-index="0" draw:id="id7" draw:style-name="a7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P11">4. Exam-Safe Template (Memorise This)</text:p>
      <text:p text:style-name="Normal">PROCEDURE Name(parameters)<text:line-break/>DECLARE localVariables<text:line-break/>// processing<text:line-break/>END PROCEDURE</text:p>
      <text:p text:style-name="Normal">FUNCTION Name(parameters) RETURNS DATATYPE<text:line-break/>DECLARE localVariables<text:line-break/>// processing<text:line-break/>RETURN value<text:line-break/>END FUNCTION</text:p>
      <text:p text:style-name="Normal"><draw:custom-shape svg:x="0in" svg:y="0in" svg:width="45.51042in" svg:height="0.00139in" draw:z-index="0" draw:id="id8" draw:style-name="a8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P12">5. Key Rules (Examiners Care About These)</text:p>
      <text:p text:style-name="Normal">• Procedures use CALL<text:line-break/>• Functions must use RETURN<text:line-break/><text:soft-page-break/>• Functions are assigned to variables<text:line-break/>• Parameters go in brackets<text:line-break/>• Local variables are declared insid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llie Cummins</meta:initial-creator>
    <dc:creator>Ollie Cummins</dc:creator>
    <meta:creation-date>2026-03-15T20:56:00Z</meta:creation-date>
    <dc:date>2026-03-15T20:56:00Z</dc:date>
    <meta:template xlink:href="Normal" xlink:type="simple"/>
    <meta:editing-cycles>1</meta:editing-cycles>
    <meta:editing-duration>PT0S</meta:editing-duration>
    <meta:document-statistic meta:page-count="4" meta:paragraph-count="4" meta:word-count="315" meta:character-count="2111" meta:row-count="15" meta:non-whitespace-character-count="1800"/>
  </office:meta>
</office:document-meta>
</file>